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89cm"/>
    </style:style>
    <style:style style:name="co4" style:family="table-column">
      <style:table-column-properties fo:break-before="auto" style:column-width="4.06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5.061cm"/>
    </style:style>
    <style:style style:name="co7" style:family="table-column">
      <style:table-column-properties fo:break-before="auto" style:column-width="4.507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4.546cm"/>
    </style:style>
    <style:style style:name="co11" style:family="table-column">
      <style:table-column-properties fo:break-before="auto" style:column-width="4.47cm"/>
    </style:style>
    <style:style style:name="co12" style:family="table-column">
      <style:table-column-properties fo:break-before="auto" style:column-width="3.28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3.154cm"/>
    </style:style>
    <style:style style:name="co16" style:family="table-column">
      <style:table-column-properties fo:break-before="auto" style:column-width="3.535cm"/>
    </style:style>
    <style:style style:name="co17" style:family="table-column">
      <style:table-column-properties fo:break-before="auto" style:column-width="5.957cm"/>
    </style:style>
    <style:style style:name="co18" style:family="table-column">
      <style:table-column-properties fo:break-before="auto" style:column-width="3.496cm"/>
    </style:style>
    <style:style style:name="co19" style:family="table-column">
      <style:table-column-properties fo:break-before="auto" style:column-width="3.687cm"/>
    </style:style>
    <style:style style:name="co20" style:family="table-column">
      <style:table-column-properties fo:break-before="auto" style:column-width="4.40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color="#b84700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84"/>
  </office:automatic-styles>
  <office:body>
    <office:spreadsheet>
      <table:table table:name="Hoja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2" table:number-columns-repeated="1002" table:default-cell-style-name="Default"/>
        <table:table-row table:style-name="ro3">
          <table:table-cell office:value-type="string">
            <text:p>Plantilla para importar contactos a GestiO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lumnas/campos de la tabla de contactos:</text:p>
          </table:table-cell>
          <table:table-cell table:number-columns-repeated="1023"/>
        </table:table-row>
        <table:table-row table:style-name="ro3">
          <table:table-cell office:value-type="string">
            <text:p>TIPO</text:p>
          </table:table-cell>
          <table:table-cell office:value-type="string">
            <text:p>Cliente(C)/Proveedora(P)/Agente(A)/etc.</text:p>
          </table:table-cell>
          <table:table-cell table:number-columns-repeated="1022"/>
        </table:table-row>
        <table:table-row table:style-name="ro3">
          <table:table-cell office:value-type="string">
            <text:p>CONTACTO.CODIGO</text:p>
          </table:table-cell>
          <table:table-cell office:value-type="string">
            <text:p>No puede haber códigos repetidos</text:p>
          </table:table-cell>
          <table:table-cell table:number-columns-repeated="1022"/>
        </table:table-row>
        <table:table-row table:style-name="ro3">
          <table:table-cell office:value-type="string">
            <text:p>CONTACTO.CIF</text:p>
          </table:table-cell>
          <table:table-cell office:value-type="string">
            <text:p>CIF, NIF o DNI</text:p>
          </table:table-cell>
          <table:table-cell table:number-columns-repeated="1022"/>
        </table:table-row>
        <table:table-row table:style-name="ro3">
          <table:table-cell office:value-type="string">
            <text:p>CONTACTO.NOMBRE</text:p>
          </table:table-cell>
          <table:table-cell office:value-type="string">
            <text:p>Nombre del contacto, por ejemplo: Capel Torres, Santiago ó Quivera Cosméticos, S.L.</text:p>
          </table:table-cell>
          <table:table-cell table:number-columns-repeated="1022"/>
        </table:table-row>
        <table:table-row table:style-name="ro3">
          <table:table-cell office:value-type="string">
            <text:p>CONTACTO.TRATAMIENTOCONTACTO</text:p>
          </table:table-cell>
          <table:table-cell office:value-type="string">
            <text:p>Don, Doña, Empresa, Asociación, Cooperativa, etc.</text:p>
          </table:table-cell>
          <table:table-cell table:number-columns-repeated="1022"/>
        </table:table-row>
        <table:table-row table:style-name="ro3">
          <table:table-cell office:value-type="string">
            <text:p>CONTACTO.DIRECCION</text:p>
          </table:table-cell>
          <table:table-cell table:number-columns-repeated="1023"/>
        </table:table-row>
        <table:table-row table:style-name="ro3">
          <table:table-cell office:value-type="string">
            <text:p>CONTACTO.BARRIO</text:p>
          </table:table-cell>
          <table:table-cell office:value-type="string">
            <text:p>Barrio o pedanía</text:p>
          </table:table-cell>
          <table:table-cell table:number-columns-repeated="1022"/>
        </table:table-row>
        <table:table-row table:style-name="ro3">
          <table:table-cell office:value-type="string">
            <text:p>CONTACTO.CP</text:p>
          </table:table-cell>
          <table:table-cell office:value-type="string">
            <text:p>Código postal</text:p>
          </table:table-cell>
          <table:table-cell table:number-columns-repeated="1022"/>
        </table:table-row>
        <table:table-row table:style-name="ro3">
          <table:table-cell office:value-type="string">
            <text:p>CONTACTO.APDOCORREOS</text:p>
          </table:table-cell>
          <table:table-cell office:value-type="string">
            <text:p>Apartado de correos, puede incluir el código postal del apartado de correos si es distinto al de la dirección.</text:p>
          </table:table-cell>
          <table:table-cell table:number-columns-repeated="1022"/>
        </table:table-row>
        <table:table-row table:style-name="ro3">
          <table:table-cell office:value-type="string">
            <text:p>CONTACTO.LOCALIDAD</text:p>
          </table:table-cell>
          <table:table-cell table:number-columns-repeated="1023"/>
        </table:table-row>
        <table:table-row table:style-name="ro3">
          <table:table-cell office:value-type="string">
            <text:p>CONTACTO.PROVINCIA</text:p>
          </table:table-cell>
          <table:table-cell office:value-type="string">
            <text:p>El coste del artículo con IVA. Se puede dejar a cero y el programa lo calculará a partir del resto de datos.</text:p>
          </table:table-cell>
          <table:table-cell table:number-columns-repeated="1022"/>
        </table:table-row>
        <table:table-row table:style-name="ro3">
          <table:table-cell office:value-type="string">
            <text:p>CONTACTO.PAIS</text:p>
          </table:table-cell>
          <table:table-cell table:number-columns-repeated="1023"/>
        </table:table-row>
        <table:table-row table:style-name="ro3">
          <table:table-cell office:value-type="string">
            <text:p>CONTACTO.NACIONALIDAD</text:p>
          </table:table-cell>
          <table:table-cell table:number-columns-repeated="1023"/>
        </table:table-row>
        <table:table-row table:style-name="ro3">
          <table:table-cell office:value-type="string">
            <text:p>CONTACTO.TELEFONO</text:p>
          </table:table-cell>
          <table:table-cell office:value-type="string">
            <text:p>Se pueden introducir tantos teléfonos como sea necesario.</text:p>
          </table:table-cell>
          <table:table-cell table:number-columns-repeated="1022"/>
        </table:table-row>
        <table:table-row table:style-name="ro3">
          <table:table-cell office:value-type="string">
            <text:p>CONTACTO.FAX</text:p>
          </table:table-cell>
          <table:table-cell table:number-columns-repeated="1023"/>
        </table:table-row>
        <table:table-row table:style-name="ro3">
          <table:table-cell office:value-type="string">
            <text:p>CONTACTO.EMAIL</text:p>
          </table:table-cell>
          <table:table-cell office:value-type="string">
            <text:p>Se pueden introducir varios email separados por punto y coma</text:p>
          </table:table-cell>
          <table:table-cell table:number-columns-repeated="1022"/>
        </table:table-row>
        <table:table-row table:style-name="ro3">
          <table:table-cell office:value-type="string">
            <text:p>CONTACTO.WEB</text:p>
          </table:table-cell>
          <table:table-cell table:number-columns-repeated="1023"/>
        </table:table-row>
        <table:table-row table:style-name="ro3">
          <table:table-cell office:value-type="string">
            <text:p>CONTACTO.FECHANACIMIENTO</text:p>
          </table:table-cell>
          <table:table-cell office:value-type="string">
            <text:p>En formato AAAA-MM-DD (A=Año, M=Mes, D=Día)</text:p>
          </table:table-cell>
          <table:table-cell table:number-columns-repeated="1022"/>
        </table:table-row>
        <table:table-row table:style-name="ro3">
          <table:table-cell office:value-type="string">
            <text:p>CONTACTO.CLAVE</text:p>
          </table:table-cell>
          <table:table-cell office:value-type="string">
            <text:p>Cualquier valor para clasificar este contacto</text:p>
          </table:table-cell>
          <table:table-cell table:number-columns-repeated="1022"/>
        </table:table-row>
        <table:table-row table:style-name="ro3">
          <table:table-cell office:value-type="string">
            <text:p>CONTACTO.NOTAS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Datos de las clientes:</text:p>
          </table:table-cell>
          <table:table-cell table:style-name="ce1" table:number-columns-repeated="1023"/>
        </table:table-row>
        <table:table-row table:style-name="ro3">
          <table:table-cell office:value-type="string">
            <text:p>CLIENTE.CODIGO</text:p>
          </table:table-cell>
          <table:table-cell office:value-type="string">
            <text:p>Código de la cliente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CLIENTE.RAZONSOCIAL</text:p>
          </table:table-cell>
          <table:table-cell table:style-name="ce2" office:value-type="string">
            <text:p>Razón social (nombre físico o comercial) de la cliente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TIPOCLIENTE</text:p>
          </table:table-cell>
          <table:table-cell table:style-name="ce2" office:value-type="string">
            <text:p>Valores que se pueden definir en la configuración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CONTACTO_ID</text:p>
          </table:table-cell>
          <table:table-cell table:style-name="ce2" office:value-type="string">
            <text:p>Código o CIF del contacto, que debe estar previamente generado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AGENTE_ID</text:p>
          </table:table-cell>
          <table:table-cell table:style-name="ce2" office:value-type="string">
            <text:p>Código o nombre del agente asociado a est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FORMAPAGO_ID</text:p>
          </table:table-cell>
          <table:table-cell table:style-name="ce2" office:value-type="string">
            <text:p>Código o nombre de la forma de pago habitual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DTOP100</text:p>
          </table:table-cell>
          <table:table-cell table:style-name="ce2" office:value-type="string">
            <text:p>Descuento comercial aplicado habitualmente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IVADETALLADO</text:p>
          </table:table-cell>
          <table:table-cell table:style-name="ce2" office:value-type="string">
            <text:p>0=Desglosado, 1=Iva + recargo, 2=Sin IVA, 3=Incluido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ACTIVO</text:p>
          </table:table-cell>
          <table:table-cell table:style-name="ce2" office:value-type="string">
            <text:p>Sí o No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ENTIDADBANCO</text:p>
          </table:table-cell>
          <table:table-cell table:style-name="ce2" office:value-type="string">
            <text:p>Nombre de la entidad bancaria de la cuenta bancari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CUENTABANCO</text:p>
          </table:table-cell>
          <table:table-cell table:style-name="ce2" office:value-type="string">
            <text:p>20 dígitos de la cuenta bancari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LIENTE.NOTAS</text:p>
          </table:table-cell>
          <table:table-cell table:style-name="ce2"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LIENTE.SUBCUENTA</text:p>
          </table:table-cell>
          <table:table-cell table:style-name="ce2" office:value-type="string">
            <text:p>Si está activo el módulo de contabilidad, la subcuenta asociada a est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1" office:value-type="string">
            <text:p>Datos de las proveedoras:</text:p>
          </table:table-cell>
          <table:table-cell table:style-name="ce1" table:number-columns-repeated="1023"/>
        </table:table-row>
        <table:table-row table:style-name="ro3">
          <table:table-cell office:value-type="string">
            <text:p>PROVEEDORA.CODIGO</text:p>
          </table:table-cell>
          <table:table-cell office:value-type="string">
            <text:p>Código de la proveedora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ROVEEDORA.RAZONSOCIAL</text:p>
          </table:table-cell>
          <table:table-cell table:style-name="ce2" office:value-type="string">
            <text:p>Razón social (nombre físico o comercial) de l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PROVEEDORA.CONTACTO_ID</text:p>
          </table:table-cell>
          <table:table-cell table:style-name="ce2" office:value-type="string">
            <text:p>Código o CIF del contacto, que debe estar previamente generado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PROVEEDORA.AGENTE_ID</text:p>
          </table:table-cell>
          <table:table-cell table:style-name="ce2" office:value-type="string">
            <text:p>Código o nombre del agente asociado a est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PROVEEDORA.FORMAPAGO_ID</text:p>
          </table:table-cell>
          <table:table-cell table:style-name="ce2" office:value-type="string">
            <text:p>Código o nombre de la forma de pago habitual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PROVEEDORA.ENTIDADBANCO</text:p>
          </table:table-cell>
          <table:table-cell table:style-name="ce2" office:value-type="string">
            <text:p>Nombre de la entidad bancaria de la cuenta bancari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PROVEEDORA.CUENTABANCO</text:p>
          </table:table-cell>
          <table:table-cell table:style-name="ce2" office:value-type="string">
            <text:p>20 dígitos de la cuenta bancaria</text:p>
          </table:table-cell>
          <table:table-cell table:style-name="ce2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PROVEEDORA.NOTAS</text:p>
          </table:table-cell>
          <table:table-cell table:style-name="ce2" table:number-columns-repeated="8"/>
          <table:table-cell table:number-columns-repeated="1015"/>
        </table:table-row>
        <table:table-row table:style-name="ro3">
          <table:table-cell table:style-name="ce2" office:value-type="string">
            <text:p>PROVEEDORA.SUBCUENTA</text:p>
          </table:table-cell>
          <table:table-cell table:style-name="ce2" office:value-type="string">
            <text:p>Si está activo el módulo de contabilidad, la subcuenta asociada a esta proveedora</text:p>
          </table:table-cell>
          <table:table-cell table:style-name="ce2" table:number-columns-repeated="7"/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ara una descripción más detallada y actualizada de cada columna, ver el diccionario de datos de la aplicación.</text:p>
          </table:table-cell>
          <table:table-cell table:number-columns-repeated="1023"/>
        </table:table-row>
        <table:table-row table:style-name="ro3">
          <table:table-cell office:value-type="string">
            <text:p>Si una columna está en blanco, no se utilizará el valor.</text:p>
          </table:table-cell>
          <table:table-cell table:number-columns-repeated="1023"/>
        </table:table-row>
        <table:table-row table:style-name="ro3">
          <table:table-cell office:value-type="string">
            <text:p>Si se desea que al importar un valor de una columna se borre el que había previamente, poner en la columna el símbolo ~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na vez rellenos todos los datos, eliminar todas las filas hasta aquí, incluyendo esta y guardar el archivo como Texto CSV</text:p>
          </table:table-cell>
          <table:table-cell table:number-columns-repeated="1023"/>
        </table:table-row>
        <table:table-row table:style-name="ro3">
          <table:table-cell office:value-type="string">
            <text:p>TIPO</text:p>
          </table:table-cell>
          <table:table-cell office:value-type="string">
            <text:p>CONTACTO.CIF</text:p>
          </table:table-cell>
          <table:table-cell office:value-type="string">
            <text:p>CONTACTO.CODIGO</text:p>
          </table:table-cell>
          <table:table-cell office:value-type="string">
            <text:p>CONTACTO.NOMBRE</text:p>
          </table:table-cell>
          <table:table-cell office:value-type="string">
            <text:p>CONTACTO.TRATAMIENTOCONTACTO</text:p>
          </table:table-cell>
          <table:table-cell office:value-type="string">
            <text:p>CONTACTO.DIRECCION</text:p>
          </table:table-cell>
          <table:table-cell office:value-type="string">
            <text:p>CONTACTO.BARRIO</text:p>
          </table:table-cell>
          <table:table-cell office:value-type="string">
            <text:p>CONTACTO.CP</text:p>
          </table:table-cell>
          <table:table-cell office:value-type="string">
            <text:p>CONTACTO.APDOCORREOS</text:p>
          </table:table-cell>
          <table:table-cell office:value-type="string">
            <text:p>CONTACTO.LOCALIDAD</text:p>
          </table:table-cell>
          <table:table-cell office:value-type="string">
            <text:p>CONTACTO.PROVINCIA</text:p>
          </table:table-cell>
          <table:table-cell office:value-type="string">
            <text:p>CONTACTO.PAIS</text:p>
          </table:table-cell>
          <table:table-cell office:value-type="string">
            <text:p>CONTACTO.NACIONALIDAD</text:p>
          </table:table-cell>
          <table:table-cell office:value-type="string">
            <text:p>CONTACTO.TELEFONO</text:p>
          </table:table-cell>
          <table:table-cell office:value-type="string">
            <text:p>CONTACTO.FAX</text:p>
          </table:table-cell>
          <table:table-cell office:value-type="string">
            <text:p>CONTACTO.EMAIL</text:p>
          </table:table-cell>
          <table:table-cell office:value-type="string">
            <text:p>CONTACTO.WEB</text:p>
          </table:table-cell>
          <table:table-cell office:value-type="string">
            <text:p>CONTACTO.FECHANACIMIENTO</text:p>
          </table:table-cell>
          <table:table-cell office:value-type="string">
            <text:p>CONTACTO.CLAVE</text:p>
          </table:table-cell>
          <table:table-cell office:value-type="string">
            <text:p>CONTACTO.NOTAS</text:p>
          </table:table-cell>
          <table:table-cell office:value-type="string">
            <text:p>CONTACTO.TIPO</text:p>
          </table:table-cell>
          <table:table-cell table:style-name="ce2" office:value-type="string">
            <text:p>CLIENTE.CODIGO</text:p>
          </table:table-cell>
          <table:table-cell table:style-name="ce2" office:value-type="string">
            <text:p>CLIENTE.RAZONSOCIAL</text:p>
          </table:table-cell>
          <table:table-cell table:style-name="ce2" office:value-type="string">
            <text:p>CLIENTE.TIPOCLIENTE</text:p>
          </table:table-cell>
          <table:table-cell table:style-name="ce2" office:value-type="string">
            <text:p>CLIENTE.CONTACTO_ID</text:p>
          </table:table-cell>
          <table:table-cell table:style-name="ce2" office:value-type="string">
            <text:p>CLIENTE.FORMAPAGO_ID</text:p>
          </table:table-cell>
          <table:table-cell table:style-name="ce2" office:value-type="string">
            <text:p>CLIENTE.AGENTE_ID</text:p>
          </table:table-cell>
          <table:table-cell table:style-name="ce2" office:value-type="string">
            <text:p>CLIENTE.DTOP100</text:p>
          </table:table-cell>
          <table:table-cell table:style-name="ce2" office:value-type="string">
            <text:p>CLIENTE.IVADETALLADO</text:p>
          </table:table-cell>
          <table:table-cell table:style-name="ce2" office:value-type="string">
            <text:p>CLIENTE.ACTIVO</text:p>
          </table:table-cell>
          <table:table-cell office:value-type="string">
            <text:p>CLIENTE.ENTIDADBANCO</text:p>
          </table:table-cell>
          <table:table-cell office:value-type="string">
            <text:p>CLIENTE.CUENTABANCO</text:p>
          </table:table-cell>
          <table:table-cell office:value-type="string">
            <text:p>CLIENTE.NOTAS</text:p>
          </table:table-cell>
          <table:table-cell table:style-name="ce2" office:value-type="string">
            <text:p>PROVEEDORA.CODIGO</text:p>
          </table:table-cell>
          <table:table-cell table:style-name="ce2" office:value-type="string">
            <text:p>PROVEEDORA.RAZONSOCIAL</text:p>
          </table:table-cell>
          <table:table-cell table:style-name="ce2" office:value-type="string">
            <text:p>PROVEEDORA.CONTACTO_ID</text:p>
          </table:table-cell>
          <table:table-cell table:style-name="ce2" office:value-type="string">
            <text:p>PROVEEDORA.AGENTE_ID</text:p>
          </table:table-cell>
          <table:table-cell table:style-name="ce2" office:value-type="string">
            <text:p>PROVEEDORA.FORMAPAGO_ID</text:p>
          </table:table-cell>
          <table:table-cell table:style-name="ce2" office:value-type="string">
            <text:p>PROVEEDORA.ENTIDADBANCO</text:p>
          </table:table-cell>
          <table:table-cell table:style-name="ce2" office:value-type="string">
            <text:p>PROVEEDORA.CUENTABANCO</text:p>
          </table:table-cell>
          <table:table-cell table:style-name="ce2" office:value-type="string">
            <text:p>PROVEEDORA.NOTAS</text:p>
          </table:table-cell>
          <table:table-cell table:style-name="ce2" office:value-type="string">
            <text:p>PROVEEDORA.SUBCUENTA</text:p>
          </table:table-cell>
          <table:table-cell table:number-columns-repeated="982"/>
        </table:table-row>
        <table:table-row table:style-name="ro3">
          <table:table-cell/>
          <table:table-cell office:value-type="string">
            <text:p>29065561R</text:p>
          </table:table-cell>
          <table:table-cell office:value-type="float" office:value="1">
            <text:p>1</text:p>
          </table:table-cell>
          <table:table-cell office:value-type="string">
            <text:p>Capel Torres, Francisco Santiago</text:p>
          </table:table-cell>
          <table:table-cell office:value-type="string">
            <text:p>Don</text:p>
          </table:table-cell>
          <table:table-cell office:value-type="string">
            <text:p>Calle calle</text:p>
          </table:table-cell>
          <table:table-cell/>
          <table:table-cell office:value-type="float" office:value="30500">
            <text:p>30500</text:p>
          </table:table-cell>
          <table:table-cell office:value-type="float" office:value="3002">
            <text:p>3002</text:p>
          </table:table-cell>
          <table:table-cell table:number-columns-repeated="2" office:value-type="string">
            <text:p>Murcia</text:p>
          </table:table-cell>
          <table:table-cell office:value-type="string">
            <text:p>España</text:p>
          </table:table-cell>
          <table:table-cell office:value-type="string">
            <text:p>Española</text:p>
          </table:table-cell>
          <table:table-cell office:value-type="string">
            <text:p>555-3333-3333</text:p>
          </table:table-cell>
          <table:table-cell/>
          <table:table-cell office:value-type="string">
            <text:p><text:a xlink:href="mailto:santi@programacionsocial.net" xlink:type="simple">santi@programacionsocial.net</text:a></text:p>
          </table:table-cell>
          <table:table-cell office:value-type="string">
            <text:p><text:a xlink:href="http://www.programacionsocial.net/" xlink:type="simple">www.programacionsocial.net</text:a></text:p>
          </table:table-cell>
          <table:table-cell table:style-name="ce3" office:value-type="date" office:date-value="1960-01-01">
            <text:p>1960-01-01</text:p>
          </table:table-cell>
          <table:table-cell office:value-type="string">
            <text:p>Amigos</text:p>
          </table:table-cell>
          <table:table-cell office:value-type="string">
            <text:p>Nada</text:p>
          </table:table-cell>
          <table:table-cell table:number-columns-repeated="13"/>
          <table:table-cell table:style-name="ce2" office:value-type="float" office:value="1">
            <text:p>1</text:p>
          </table:table-cell>
          <table:table-cell table:style-name="ce2" office:value-type="string">
            <text:p>Contacto genérico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Banco popular sin animo de lucro</text:p>
          </table:table-cell>
          <table:table-cell table:style-name="ce2" office:value-type="string">
            <text:p>2343 3434 34 3434343434</text:p>
          </table:table-cell>
          <table:table-cell table:style-name="ce2"/>
          <table:table-cell table:style-name="ce2" office:value-type="string">
            <text:p>4.1</text:p>
          </table:table-cell>
          <table:table-cell table:number-columns-repeated="982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32:19</meta:creation-date>
    <dc:date>2014-01-22T19:14:33</dc:date>
    <meta:editing-duration>PT1H20M10S</meta:editing-duration>
    <meta:editing-cycles>14</meta:editing-cycles>
    <meta:generator>LibreOffice/3.5$Linux_x86 LibreOffice_project/350m1$Build-2</meta:generator>
    <meta:document-statistic meta:table-count="3" meta:cell-count="150" meta:object-count="0"/>
    <meta:user-defined meta:name="qrichtext">1</meta:user-defined>
  </office:meta>
</office:document-meta>
</file>